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0ecdc1" officeooo:paragraph-rsid="000ecdc1"/>
    </style:style>
    <style:style style:name="P3" style:family="paragraph" style:parent-style-name="Standard">
      <style:text-properties fo:font-size="16pt" fo:font-weight="bold" officeooo:rsid="0014bc32" officeooo:paragraph-rsid="0014bc32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cbadf" officeooo:paragraph-rsid="001cbadf"/>
    </style:style>
    <style:style style:name="P5" style:family="paragraph" style:parent-style-name="Preformatted_20_Text">
      <style:text-properties officeooo:paragraph-rsid="00161d22"/>
    </style:style>
    <style:style style:name="P6" style:family="paragraph" style:parent-style-name="Preformatted_20_Text">
      <style:text-properties officeooo:rsid="00161d22" officeooo:paragraph-rsid="00161d22"/>
    </style:style>
    <style:style style:name="P7" style:family="paragraph" style:parent-style-name="Preformatted_20_Text">
      <style:text-properties officeooo:paragraph-rsid="00168796"/>
    </style:style>
    <style:style style:name="P8" style:family="paragraph" style:parent-style-name="Heading_20_5">
      <style:text-properties officeooo:rsid="000ecdc1"/>
    </style:style>
    <style:style style:name="P9" style:family="paragraph" style:parent-style-name="Heading_20_5">
      <style:text-properties officeooo:rsid="0011b245"/>
    </style:style>
    <style:style style:name="P10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013b9c6" officeooo:paragraph-rsid="000ecdc1"/>
    </style:style>
    <style:style style:name="P12" style:family="paragraph" style:parent-style-name="Standard">
      <style:paragraph-properties fo:break-before="page"/>
      <style:text-properties officeooo:rsid="0013b9c6" officeooo:paragraph-rsid="000ecdc1"/>
    </style:style>
    <style:style style:name="T1" style:family="text">
      <style:text-properties officeooo:rsid="001e47b6"/>
    </style:style>
    <style:style style:name="T2" style:family="text">
      <style:text-properties officeooo:rsid="00161d22"/>
    </style:style>
    <style:style style:name="T3" style:family="text">
      <style:text-properties officeooo:rsid="00168796"/>
    </style:style>
    <style:style style:name="T4" style:family="text">
      <style:text-properties officeooo:rsid="001b1eb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racle <text:span text:style-name="T4">Streams</text:span></text:p>
      <text:p text:style-name="P2"/>
      <text:p text:style-name="P4">TODO</text:p>
      <text:p text:style-name="P4"/>
      <text:h text:style-name="P8" text:outline-level="5"><text:bookmark-start text:name="__RefHeading___Toc905_1241909737"/>How do you check the network configuration?<text:bookmark-end text:name="__RefHeading___Toc905_1241909737"/></text:h>
      <text:p text:style-name="P2"/>
      <text:p text:style-name="P5">$ <text:span text:style-name="T2">ifconfig -a</text:span></text:p>
      <text:p text:style-name="P6">$ ifconfig -a | grep eth</text:p>
      <text:p text:style-name="P2"/>
      <text:h text:style-name="P9" text:outline-level="5"><text:bookmark-start text:name="__RefHeading___Toc907_1241909737"/>How do you <text:span text:style-name="T3">check the kernel parameters</text:span>?<text:bookmark-end text:name="__RefHeading___Toc907_1241909737"/></text:h>
      <text:p text:style-name="P2"/>
      <text:p text:style-name="P7">$ <text:span text:style-name="T3">cat /etc/sysctl.conf</text:span></text:p>
      <text:p text:style-name="P11"/>
      <text:p text:style-name="P11"/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_Toc905_1241909737" text:style-name="Index_20_Link" text:visited-style-name="Index_20_Link">1.How do you check the network configuration?<text:tab/>1</text:a></text:p>
          <text:p text:style-name="P10"><text:a xlink:type="simple" xlink:href="#__RefHeading___Toc907_1241909737" text:style-name="Index_20_Link" text:visited-style-name="Index_20_Link">2.How do you check the kernel parameters?<text:tab/>1</text:a></text:p>
        </text:index-body>
      </text:table-of-conten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1e47b6"/>
    </style:style>
    <style:page-layout style:name="Mpm1">
      <style:page-layout-properties fo:page-width="21.001cm" fo:page-height="29.7cm" style:num-format="1" style:print-orientation="portrait" fo:margin-top="1.6cm" fo:margin-bottom="1.6cm" fo:margin-left="1.799cm" fo:margin-right="1.7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-- Oracle Streams ---<text:tab/><text:tab/>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do </meta:initial-creator>
    <meta:creation-date>2014-12-07T08:55:23.547408200</meta:creation-date>
    <dc:date>2016-12-24T13:57:26.604880048</dc:date>
    <meta:editing-duration>PT38M6S</meta:editing-duration>
    <meta:editing-cycles>17</meta:editing-cycles>
    <meta:generator>LibreOffice/5.2.3.1$Linux_X86_64 LibreOffice_project/20m0$Build-1</meta:generator>
    <meta:document-statistic meta:table-count="0" meta:image-count="0" meta:object-count="0" meta:page-count="2" meta:paragraph-count="11" meta:word-count="55" meta:character-count="295" meta:non-whitespace-character-count="252"/>
  </office:meta>
</office:document-meta>
</file>